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487f5" officeooo:paragraph-rsid="001487f5"/>
    </style:style>
    <style:style style:name="P2" style:family="paragraph" style:parent-style-name="Text_20_body">
      <style:text-properties officeooo:paragraph-rsid="00190c0d"/>
    </style:style>
    <style:style style:name="P3" style:family="paragraph" style:parent-style-name="Text_20_body">
      <style:text-properties officeooo:paragraph-rsid="001ed570"/>
    </style:style>
    <style:style style:name="P4" style:family="paragraph" style:parent-style-name="Text_20_body">
      <style:text-properties fo:font-size="12pt" officeooo:rsid="001487f5" officeooo:paragraph-rsid="001487f5" style:font-size-asian="12pt" style:font-size-complex="12pt"/>
    </style:style>
    <style:style style:name="P5" style:family="paragraph" style:parent-style-name="Text_20_body">
      <style:text-properties fo:font-size="12pt" officeooo:rsid="00190c0d" officeooo:paragraph-rsid="00190c0d" style:font-size-asian="12pt" style:font-size-complex="12pt"/>
    </style:style>
    <style:style style:name="P6" style:family="paragraph" style:parent-style-name="Text_20_body">
      <style:text-properties fo:font-size="12pt" officeooo:paragraph-rsid="0016d4f0" style:font-size-asian="12pt" style:font-size-complex="12pt"/>
    </style:style>
    <style:style style:name="P7" style:family="paragraph" style:parent-style-name="Text_20_body">
      <style:text-properties fo:font-size="12pt" officeooo:paragraph-rsid="001b7185" style:font-size-asian="12pt" style:font-size-complex="12pt"/>
    </style:style>
    <style:style style:name="P8" style:family="paragraph" style:parent-style-name="Text_20_body">
      <style:text-properties fo:font-size="12pt" officeooo:paragraph-rsid="001c661e" style:font-size-asian="12pt" style:font-size-complex="12pt"/>
    </style:style>
    <style:style style:name="P9" style:family="paragraph" style:parent-style-name="Text_20_body">
      <style:text-properties fo:font-size="12pt" officeooo:rsid="001ed570" officeooo:paragraph-rsid="001ed570" style:font-size-asian="12pt" style:font-size-complex="12pt"/>
    </style:style>
    <style:style style:name="P10" style:family="paragraph" style:parent-style-name="Text_20_body">
      <style:text-properties fo:font-size="12pt" officeooo:rsid="001ed570" officeooo:paragraph-rsid="0026af74" style:font-size-asian="12pt" style:font-size-complex="12pt"/>
    </style:style>
    <style:style style:name="P11" style:family="paragraph" style:parent-style-name="Text_20_body">
      <style:text-properties fo:font-size="12pt" officeooo:rsid="00218422" officeooo:paragraph-rsid="00218422" style:font-size-asian="12pt" style:font-size-complex="12pt"/>
    </style:style>
    <style:style style:name="P12" style:family="paragraph" style:parent-style-name="Text_20_body">
      <style:text-properties fo:font-size="12pt" officeooo:paragraph-rsid="002284c1" style:font-size-asian="12pt" style:font-size-complex="12pt"/>
    </style:style>
    <style:style style:name="P13" style:family="paragraph" style:parent-style-name="Text_20_body">
      <style:text-properties fo:font-size="12pt" officeooo:paragraph-rsid="00274f8b" style:font-size-asian="12pt" style:font-size-complex="12pt"/>
    </style:style>
    <style:style style:name="P14" style:family="paragraph" style:parent-style-name="Text_20_body">
      <style:text-properties fo:font-size="12pt" officeooo:paragraph-rsid="0026af74" style:font-size-asian="12pt" style:font-size-complex="12pt"/>
    </style:style>
    <style:style style:name="P15" style:family="paragraph" style:parent-style-name="Text_20_body">
      <style:text-properties fo:font-size="12pt" officeooo:rsid="0026af74" officeooo:paragraph-rsid="002863a1" style:font-size-asian="12pt" style:font-size-complex="12pt"/>
    </style:style>
    <style:style style:name="P16" style:family="paragraph" style:parent-style-name="Text_20_body">
      <style:text-properties fo:font-size="12pt" officeooo:paragraph-rsid="002863a1" style:font-size-asian="12pt" style:font-size-complex="12pt"/>
    </style:style>
    <style:style style:name="P17" style:family="paragraph" style:parent-style-name="Text_20_body">
      <style:text-properties fo:font-size="12pt" officeooo:paragraph-rsid="002a8eb2" style:font-size-asian="12pt" style:font-size-complex="12pt"/>
    </style:style>
    <style:style style:name="P18" style:family="paragraph" style:parent-style-name="Text_20_body">
      <style:text-properties fo:font-size="12pt" officeooo:rsid="002a8eb2" officeooo:paragraph-rsid="002a8eb2" style:font-size-asian="12pt" style:font-size-complex="12pt"/>
    </style:style>
    <style:style style:name="P19" style:family="paragraph" style:parent-style-name="Text_20_body">
      <style:text-properties fo:font-size="12pt" officeooo:rsid="002a8eb2" officeooo:paragraph-rsid="002ac58b" style:font-size-asian="12pt" style:font-size-complex="12pt"/>
    </style:style>
    <style:style style:name="P20" style:family="paragraph" style:parent-style-name="Text_20_body">
      <style:text-properties fo:font-size="12pt" officeooo:rsid="002ac58b" officeooo:paragraph-rsid="002ac58b" style:font-size-asian="12pt" style:font-size-complex="12pt"/>
    </style:style>
    <style:style style:name="P21" style:family="paragraph" style:parent-style-name="Text_20_body">
      <style:text-properties officeooo:rsid="00218422" officeooo:paragraph-rsid="00218422"/>
    </style:style>
    <style:style style:name="P22" style:family="paragraph" style:parent-style-name="Text_20_body">
      <style:text-properties officeooo:paragraph-rsid="002284c1"/>
    </style:style>
    <style:style style:name="P23" style:family="paragraph" style:parent-style-name="Text_20_body">
      <style:text-properties officeooo:paragraph-rsid="0024bd95"/>
    </style:style>
    <style:style style:name="P24" style:family="paragraph" style:parent-style-name="Text_20_body">
      <style:text-properties officeooo:paragraph-rsid="002b4959"/>
    </style:style>
    <style:style style:name="P25" style:family="paragraph" style:parent-style-name="Text_20_body">
      <style:text-properties officeooo:rsid="002b4959" officeooo:paragraph-rsid="002b4959"/>
    </style:style>
    <style:style style:name="P26" style:family="paragraph" style:parent-style-name="Text_20_body">
      <style:text-properties officeooo:rsid="002b4959" officeooo:paragraph-rsid="002cc82a"/>
    </style:style>
    <style:style style:name="P27" style:family="paragraph" style:parent-style-name="Text_20_body">
      <style:text-properties officeooo:rsid="002cc82a" officeooo:paragraph-rsid="002cc82a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2">
      <style:text-properties officeooo:rsid="001629ee" officeooo:paragraph-rsid="001629ee"/>
    </style:style>
    <style:style style:name="P30" style:family="paragraph" style:parent-style-name="Heading_20_3">
      <style:text-properties officeooo:rsid="00112039" officeooo:paragraph-rsid="00112039"/>
    </style:style>
    <style:style style:name="P31" style:family="paragraph" style:parent-style-name="Heading_20_3">
      <style:text-properties officeooo:rsid="001ed570" officeooo:paragraph-rsid="001ed570"/>
    </style:style>
    <style:style style:name="P32" style:family="paragraph" style:parent-style-name="Heading_20_3">
      <style:text-properties officeooo:paragraph-rsid="0020844f"/>
    </style:style>
    <style:style style:name="P33" style:family="paragraph" style:parent-style-name="Heading_20_3">
      <style:text-properties officeooo:rsid="002284c1" officeooo:paragraph-rsid="002284c1"/>
    </style:style>
    <style:style style:name="P34" style:family="paragraph" style:parent-style-name="Heading_20_3">
      <style:text-properties officeooo:rsid="0024bd95" officeooo:paragraph-rsid="0024bd95"/>
    </style:style>
    <style:style style:name="P35" style:family="paragraph" style:parent-style-name="Heading_20_3">
      <style:text-properties officeooo:paragraph-rsid="002863a1"/>
    </style:style>
    <style:style style:name="P36" style:family="paragraph" style:parent-style-name="Heading_20_3">
      <style:text-properties officeooo:rsid="002ac58b" officeooo:paragraph-rsid="002ac58b"/>
    </style:style>
    <style:style style:name="T1" style:family="text">
      <style:text-properties officeooo:rsid="00112039"/>
    </style:style>
    <style:style style:name="T2" style:family="text">
      <style:text-properties officeooo:rsid="001629ee"/>
    </style:style>
    <style:style style:name="T3" style:family="text">
      <style:text-properties officeooo:rsid="00191acd"/>
    </style:style>
    <style:style style:name="T4" style:family="text">
      <style:text-properties officeooo:rsid="001ad3cc"/>
    </style:style>
    <style:style style:name="T5" style:family="text">
      <style:text-properties officeooo:rsid="001b7185"/>
    </style:style>
    <style:style style:name="T6" style:family="text">
      <style:text-properties officeooo:rsid="001c661e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6d4f0" style:font-size-asian="12pt" style:font-size-complex="12pt"/>
    </style:style>
    <style:style style:name="T9" style:family="text">
      <style:text-properties fo:font-size="12pt" officeooo:rsid="001ed570" style:font-size-asian="12pt" style:font-size-complex="12pt"/>
    </style:style>
    <style:style style:name="T10" style:family="text">
      <style:text-properties fo:font-size="12pt" officeooo:rsid="001f08bb" style:font-size-asian="12pt" style:font-size-complex="12pt"/>
    </style:style>
    <style:style style:name="T11" style:family="text">
      <style:text-properties fo:font-size="12pt" officeooo:rsid="0023a3fc" style:font-size-asian="12pt" style:font-size-complex="12pt"/>
    </style:style>
    <style:style style:name="T12" style:family="text">
      <style:text-properties fo:font-size="12pt" officeooo:rsid="00259a10" style:font-size-asian="12pt" style:font-size-complex="12pt"/>
    </style:style>
    <style:style style:name="T13" style:family="text">
      <style:text-properties officeooo:rsid="001f08bb"/>
    </style:style>
    <style:style style:name="T14" style:family="text">
      <style:text-properties officeooo:rsid="0020844f"/>
    </style:style>
    <style:style style:name="T15" style:family="text">
      <style:text-properties officeooo:rsid="002284c1"/>
    </style:style>
    <style:style style:name="T16" style:family="text">
      <style:text-properties officeooo:rsid="0023a3fc"/>
    </style:style>
    <style:style style:name="T17" style:family="text">
      <style:text-properties officeooo:rsid="0024bd95"/>
    </style:style>
    <style:style style:name="T18" style:family="text">
      <style:text-properties officeooo:rsid="0026af74"/>
    </style:style>
    <style:style style:name="T19" style:family="text">
      <style:text-properties officeooo:rsid="002863a1"/>
    </style:style>
    <style:style style:name="T20" style:family="text">
      <style:text-properties officeooo:rsid="002a8eb2"/>
    </style:style>
    <style:style style:name="T21" style:family="text">
      <style:text-properties officeooo:rsid="002ac58b"/>
    </style:style>
    <style:style style:name="T22" style:family="text">
      <style:text-properties officeooo:rsid="002b4959"/>
    </style:style>
    <style:style style:name="T23" style:family="text">
      <style:text-properties officeooo:rsid="002cc8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作业<text:span text:style-name="T1">6</text:span></text:h>
      <text:h text:style-name="P30" text:outline-level="3">1）</text:h>
      <text:p text:style-name="P1"><text:tab/>1<text:span text:style-name="T7">. C=0</text:span></text:p>
      <text:p text:style-name="P4"><text:tab/>2. E’=E[G];</text:p>
      <text:p text:style-name="P4"><text:tab/>3. While (E’!=0) DO</text:p>
      <text:p text:style-name="P4"><text:tab/>4.任取(u, v)属于E’;</text:p>
      <text:p text:style-name="P4"><text:tab/>5. c += u + v（将u，v两个顶点加入c）</text:p>
      <text:p text:style-name="P4"><text:tab/>6.从E’中删除所有与u或v相连的边;</text:p>
      <text:p text:style-name="P4"><text:tab/>7.return <text:s/>C</text:p>
      <text:p text:style-name="P4"><text:tab/>证明：</text:p>
      <text:p text:style-name="P4"><text:tab/><text:tab/>A集合为所取边的集合，C为所取顶点的集合，因为每次取完边后，会去掉所有临接的边，所以每次C增加的两个顶点一定不相同。故2|A| = |C|。又，根据要求可知，设C*为优化解，每条边的一个顶点一定会在C*中，<text:span text:style-name="T2">A是所有边集合的子集,所以A集合的优化解一定在C*中，而A集合优化解的数量为|A|，故|A| &lt;= |C*|。</text:span>所以 <text:span text:style-name="T2">|C| = 2|A| &lt;= 2|C*|。 |C|/|C*| &lt;= 2</text:span></text:p>
      <text:h text:style-name="P29" text:outline-level="2">2)</text:h>
      <text:p text:style-name="P2"><text:tab/><text:span text:style-name="T8">按处理时间递减顺序。近似解中第j台机器的处理时间最长,最后处理任务t h，凡是在th 任务后的任务时间都小于t h</text:span></text:p>
      <text:p text:style-name="P5"><text:tab/><text:tab/>记第h个任务开始执行的时间为T start</text:p>
      <text:p text:style-name="P5"><text:tab/><text:tab/>则T=T start +t h<text:tab/></text:p>
      <text:p text:style-name="P5"><text:tab/><text:tab/>T start &lt;= sum(i = 1 to <text:span text:style-name="T3">h-1</text:span>)t i / m</text:p>
      <text:p text:style-name="P5"><text:tab/><text:tab/>其余 n – h 个任务分配到了 m – 1个机器，并且分配的并行时间都不大于 t h</text:p>
      <text:p text:style-name="P6"><text:tab/><text:tab/>故 <text:span text:style-name="T3">th &gt;= <text:s/>sum(i = h+1 to n)ti / m – 1</text:span></text:p>
      <text:p text:style-name="P6"><text:tab/><text:tab/><text:span text:style-name="T4">(m – 1)/m * th &gt;= sum(i = h+1 to n)ti</text:span></text:p>
      <text:p text:style-name="P7"><text:tab/><text:tab/><text:span text:style-name="T4">T start + th &lt;= sum(i = 1 to h)t i / m + (m – 1)/m * th &lt;= sum(i = 1 to n)ti / m + (m – 1)/m * th – sum(i = h+1 to n) / m &lt;= T * + <text:s/>[(m – 1)* th – sum(i = h+1 to n)] / m &lt;= T* + (m – 1) / m * th</text:span></text:p>
      <text:p text:style-name="P7"><text:tab/><text:tab/>值最大的情况是<text:span text:style-name="T5">t h是最后一个任务，即t h = t min</text:span></text:p>
      <text:p text:style-name="P7"><text:tab/><text:tab/><text:span text:style-name="T6">t min * n / m &lt;= T* </text:span></text:p>
      <text:p text:style-name="P7"><text:soft-page-break/><text:tab/><text:tab/><text:span text:style-name="T6">(m – 1) / m * t min &lt;= (m – 1) * T* / n</text:span></text:p>
      <text:p text:style-name="P7"><text:tab/><text:tab/>所以 <text:tab/><text:span text:style-name="T6">T &lt;= (1 + (m – 1) / n) * T</text:span></text:p>
      <text:p text:style-name="P8"><text:tab/><text:tab/>是个 <text:s/><text:span text:style-name="T6">1 + (m – 1) / n 近似算法</text:span></text:p>
      <text:h text:style-name="P31" text:outline-level="3">3）</text:h>
      <text:p text:style-name="P3"><text:tab/><text:span text:style-name="T9">解:</text:span></text:p>
      <text:p text:style-name="P3"><text:span text:style-name="T9"><text:tab/>修改贪心策略:寻找能覆盖最多未覆盖点的集合,且它的代价最小。代价计算如下</text:span><text:span text:style-name="T10">：</text:span></text:p>
      <text:p text:style-name="P3"><text:span text:style-name="T9"><text:tab/>设每个集合S的覆盖代价为c(S),则它的成本效益为α=c (S)/ |S−C| ,我们要找α最小的。</text:span></text:p>
      <text:p text:style-name="P10">C为已经覆盖点集合。∀e∈S−C,规定price(e)=α。</text:p>
      <text:p text:style-name="P10"><text:tab/>按照算法覆盖元素的顺序对U中元素进行编号,设e ,e 2 ,...,e k 。</text:p>
      <text:p text:style-name="P9">在任意一次迭代中,最优解中剩余的集合能以至多OPT的费用覆盖剩余元素,因此在这些集合中,必定存在一个成本效益至多为OPT/|U−C|的集合,即未被覆盖元素集合。在覆盖元素e k 的那次迭代中, U−C 至少包含n-k+1个元素,因为这次迭代中用成本效益最小的集合覆盖e k ,所以有: price (e k) ≤ OPT| U−C | ≤OPT/n−k+1 总费用sun<text:span text:style-name="T13">(i = 1 to k)</text:span>price(e <text:span text:style-name="T13">i</text:span>)≤ OPT ∗ <text:span text:style-name="T13">sum(i = 1 to k)</text:span>1/n−<text:span text:style-name="T13">i</text:span>+1=OPT ∗ (1/n+ 1/n−1 +⋯+ 1)= H(n) ∗OPT</text:p>
      <text:p text:style-name="P9"><text:tab/>因此算法的近似比为H(n)。</text:p>
      <text:h text:style-name="P32" text:outline-level="3"><text:span text:style-name="T14">4)</text:span></text:h>
      <text:p text:style-name="P21"><text:tab/><text:span text:style-name="T7">先求出 G 的最小生成树 T,取 T 中度数为奇数的点构成子集 V 1 ,令 G 1 为只包含 V 1 所有顶点的 G 的最大子图,求出 G 1 的权值最小的最大匹配 M,将 M 加入 T中,则所有顶点度数为偶数,构造一个欧拉回路 G 2 ,删去非第一次出现的顶点,得到哈密顿环近似解 C。</text:span></text:p>
      <text:p text:style-name="P11"><text:tab/>计算近似比<text:span text:style-name="T15">：</text:span>设优化解为 C * ,显然 <text:span text:style-name="T15">|</text:span>C *<text:span text:style-name="T15">| &lt;=</text:span> <text:s/><text:span text:style-name="T15">|</text:span>C<text:span text:style-name="T15">|</text:span> ;<text:tab/><text:span text:style-name="T15">|C| &lt;= |T| + |M|, |T| &lt;= |C*|;</text:span></text:p>
      <text:p text:style-name="P11"><text:tab/>删去 C * 中不在 V 1 中的点,构造回路 G3 , <text:span text:style-name="T15">|</text:span>G3<text:span text:style-name="T15">|</text:span> <text:span text:style-name="T15">&lt;=</text:span> <text:span text:style-name="T15">|</text:span>C*<text:span text:style-name="T15">|</text:span> ,而 G3 可以看做由 G1 的两个最大匹配构成,即 G3 <text:span text:style-name="T15">= </text:span>M1 <text:span text:style-name="T15">+ </text:span>M2 ,而 <text:span text:style-name="T15">|</text:span>M1<text:span text:style-name="T15">|</text:span> <text:span text:style-name="T15">&gt;=</text:span> <text:span text:style-name="T15">|</text:span>M<text:span text:style-name="T15">|</text:span>, <text:span text:style-name="T15">|</text:span>M2<text:span text:style-name="T15">| &gt;=</text:span> <text:span text:style-name="T15">|</text:span>M<text:span text:style-name="T15">|</text:span> ,所以<text:span text:style-name="T15">|</text:span>G3<text:span text:style-name="T15">| = |</text:span>M1<text:span text:style-name="T15">| + |</text:span>M2<text:span text:style-name="T15">| &gt;=</text:span>2<text:span text:style-name="T15">|</text:span>M<text:span text:style-name="T15">|</text:span> ,即 <text:span text:style-name="T15">|</text:span>M<text:span text:style-name="T15">| &lt;= 1/2|G3| &lt;= 1/2|C*|;</text:span>于是<text:span text:style-name="T15">|</text:span>C<text:span text:style-name="T15">| &lt;= |</text:span>T<text:span text:style-name="T15">|</text:span> <text:span text:style-name="T15">+ |</text:span>M<text:span text:style-name="T15">| &lt;= 3/2|C*|;</text:span></text:p>
      <text:p text:style-name="P11">近似比为 3/2。</text:p>
      <text:h text:style-name="P33" text:outline-level="3">5)</text:h>
      <text:p text:style-name="P22"><text:tab/><text:span text:style-name="T11">(1)整数规划问题：</text:span></text:p>
      <text:p text:style-name="P12"><text:tab/><text:span text:style-name="T16">{ki | 1,如果i顶点在C中;0，i顶点不在C中}</text:span></text:p>
      <text:p text:style-name="P12"><text:tab/>问题变成<text:span text:style-name="T16">：</text:span></text:p>
      <text:p text:style-name="P12"><text:soft-page-break/><text:tab/><text:tab/>min <text:span text:style-name="T16">sum(ki * w(i))<text:tab/>1式</text:span></text:p>
      <text:p text:style-name="P12"><text:tab/><text:tab/><text:span text:style-name="T16">Opt ki + kj &gt;= 1 如果 以顶点i，j为端点的边在边集合中。</text:span></text:p>
      <text:p text:style-name="P13"><text:tab/><text:span text:style-name="T16">(2)令ki &gt;= 0，求出线性规划最优解，对于所有ki &gt;= 1/2的顶点i划入C中。</text:span></text:p>
      <text:p text:style-name="P13"><text:tab/>显然<text:span text:style-name="T16">|C(opt)| &lt;= |C*| &lt;= |C|,而1式 &gt;= <text:s/>sum(1/2 * w(i))如果ki &gt;= ½ = 1/2|C|;</text:span></text:p>
      <text:p text:style-name="P12"><text:tab/>所以<text:span text:style-name="T17">|C| &lt;= 2|C(opt)| &lt;= 2|C*|，近似比为2。</text:span></text:p>
      <text:h text:style-name="P34" text:outline-level="3">6)</text:h>
      <text:p text:style-name="P23"><text:tab/><text:span text:style-name="T12">(1)证明：</text:span></text:p>
      <text:p text:style-name="P14"><text:tab/><text:span text:style-name="T18">按照最优解中的边将两个顶点分为一组,z∗=Σwij, ∈E∗ ,且每个顶点只出现一次。因此z LP 是z∗的上界。</text:span></text:p>
      <text:p text:style-name="P15"><text:tab/>(2) 证明:</text:p>
      <text:p text:style-name="P15"><text:tab/>对于我们按贪心算法选出的边(i,j),我们对xi和xj均赋值,代价为zG。这个赋值满足线性规划问题的所有约束。2z G ≤z LP ≤z∗因此这个贪心算法的近似比是2。</text:p>
      <text:h text:style-name="P28" text:outline-level="1">作业<text:span text:style-name="T19">7</text:span></text:h>
      <text:h text:style-name="P35" text:outline-level="3"><text:span text:style-name="T19">1）</text:span></text:h>
      <text:p text:style-name="P16"><text:tab/>算法<text:span text:style-name="T20">：</text:span></text:p>
      <text:p text:style-name="P17"><text:tab/><text:span text:style-name="T20">d = max{m, n, l};</text:span></text:p>
      <text:p text:style-name="P18"><text:tab/> a = RandomGet(1, 2, 3, ..., f ∗ d)//从1,2,3,...到f ∗ d中随机选取一个数a</text:p>
      <text:p text:style-name="P18"><text:tab/>if p(a) ∗ q(a) = r(a) then</text:p>
      <text:p text:style-name="P18"><text:tab/><text:tab/>return yes;</text:p>
      <text:p text:style-name="P18"><text:tab/>else</text:p>
      <text:p text:style-name="P18"><text:tab/><text:tab/>return no;</text:p>
      <text:p text:style-name="P18"><text:tab/>分析：</text:p>
      <text:p text:style-name="P19"><text:tab/><text:span text:style-name="T21">分为以下三种情况说明:</text:span></text:p>
      <text:p text:style-name="P20"><text:tab/>1. 如果p(x) ∗ q(x) = r(x)恒成立,那么算法必定正确;</text:p>
      <text:p text:style-name="P20"><text:tab/>2. 如果p(x) ∗ q(x) = r(x)恒不成立,当算法输出no时,算法正确;</text:p>
      <text:p text:style-name="P20"><text:tab/>3. 如果p(x) ∗ q(x) = r(x)恒不成立,当算法输出yes时,算法错误;</text:p>
      <text:p text:style-name="P20"><text:soft-page-break/><text:tab/>下面只需要考虑算法错误的情况。 此时, p(a) ∗ q(a) − r(a) = 0, 该方程的阶至多为d, 其中 d = max{m, n, l}. 由代数基本定理可知, 方程至多有d个根, 也即在1, 2, 3, ..., f ∗ d的f ∗ d个数中至多有d个数使得方程为0, 也就是算法出错。 </text:p>
      <text:p text:style-name="P20"><text:tab/>那么算法出错的概率P ≤ d / f ∗ d = 1 / f. f 是人工输入的参数,用来控制随机算法出错概率的上界。</text:p>
      <text:p text:style-name="P20"><text:tab/>时间复杂度: O(m) + O(n) + O(l) = O(d).</text:p>
      <text:p text:style-name="P20"><text:s/><text:tab/>由于算法一定会输出解,但可能给出错误解,所以是Monte Carlo算法。</text:p>
      <text:h text:style-name="P36" text:outline-level="3">2)</text:h>
      <text:p text:style-name="P24"><text:tab/><text:span text:style-name="T22">构造一个随机的r × 1的01矩阵r 。 同时设置一个记号 P :</text:span></text:p>
      <text:p text:style-name="P25">算法：</text:p>
      <text:p text:style-name="P25"><text:tab/>随机生成r（r 是一个r ∗ 1阶的随机01矩阵）</text:p>
      <text:p text:style-name="P25"><text:tab/>令 P = A × (B r ) − C r ;</text:p>
      <text:p text:style-name="P25"><text:tab/>if P = 0 then</text:p>
      <text:p text:style-name="P25"><text:tab/><text:tab/>return yes;</text:p>
      <text:p text:style-name="P25"><text:tab/> else</text:p>
      <text:p text:style-name="P25"><text:tab/><text:tab/>return no;</text:p>
      <text:p text:style-name="P25">分析<text:span text:style-name="T23">：</text:span></text:p>
      <text:p text:style-name="P26"><text:tab/><text:span text:style-name="T23">先考虑A × B = C:</text:span></text:p>
      <text:p text:style-name="P26"><text:tab/><text:span text:style-name="T23">P <text:tab/>=<text:tab/> A <text:s/>× <text:s/>(Br ) − <text:s/>Cr <text:tab/><text:tab/>= 0</text:span></text:p>
      <text:p text:style-name="P26"><text:tab/>此时<text:span text:style-name="T23">，算法正确。</text:span></text:p>
      <text:p text:style-name="P27"><text:tab/>再考虑A × B<text:tab/> != C: 此时,将 P 写为:</text:p>
      <text:p text:style-name="P27"><text:tab/>P ~ = D × ~r = (p 1 , p 2 , . . . , p n ) T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25T22:59:53.745752579</dc:date>
    <meta:editing-duration>PT25M38S</meta:editing-duration>
    <meta:editing-cycles>10</meta:editing-cycles>
    <meta:document-statistic meta:table-count="0" meta:image-count="0" meta:object-count="0" meta:page-count="4" meta:paragraph-count="85" meta:word-count="1702" meta:character-count="3058" meta:non-whitespace-character-count="2440"/>
  </office:meta>
</office:document-meta>
</file>